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2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ice providers: IT and connectivity for 1 year of operations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2022: 1179 2021: 1409</text:p>
          </table:table-cell>
          <table:table-cell office:value-type="string" calcext:value-type="string">
            <text:p>grant pays for all except paid by revenue</text:p>
          </table:table-cell>
        </table:table-row>
        <table:table-row table:style-name="ro1">
          <table:table-cell office:value-type="string" calcext:value-type="string">
            <text:p>Materials, hardware, supplies for 1 year of operatio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2022: 454 2021: 4920</text:p>
          </table:table-cell>
          <table:table-cell office:value-type="string" calcext:value-type="string">
            <text:p>grant pays for all except paid by revenue</text:p>
          </table:table-cell>
        </table:table-row>
        <table:table-row table:style-name="ro1">
          <table:table-cell office:value-type="string" calcext:value-type="string">
            <text:p>Outreach, publicity, related medi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022: 137 2021:196</text:p>
          </table:table-cell>
          <table:table-cell office:value-type="string" calcext:value-type="string">
            <text:p>grant pays for all except paid by revenue</text:p>
          </table:table-cell>
        </table:table-row>
        <table:table-row table:style-name="ro1">
          <table:table-cell office:value-type="string" calcext:value-type="string">
            <text:p>Adminstrative costs for grant-funded activiti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% of all cash revenue except merchandise</text:p>
          </table:table-cell>
          <table:table-cell office:value-type="string" calcext:value-type="string">
            <text:p>grant pays for all except paid by revenu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bor, Futel maintenance and repair for 1 year, 12 hours at $20/hr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all in-kind</text:p>
          </table:table-cell>
        </table:table-row>
        <table:table-row table:style-name="ro1">
          <table:table-cell office:value-type="string" calcext:value-type="string">
            <text:p>Labor, Futel IT operations for 1 year, 48 hours at $20/hr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all in-kind</text:p>
          </table:table-cell>
        </table:table-row>
        <table:table-row table:style-name="ro1">
          <table:table-cell office:value-type="string" calcext:value-type="string">
            <text:p>Labor, Futel project administration for 1 year, 6 hours at $20/hr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all in-kind</text:p>
          </table:table-cell>
        </table:table-row>
        <table:table-row table:style-name="ro1">
          <table:table-cell office:value-type="string" calcext:value-type="string">
            <text:p>Practical skills development, 80 hours at $20/hr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grant pays for all</text:p>
          </table:table-cell>
        </table:table-row>
        <table:table-row table:style-name="ro1">
          <table:table-cell office:value-type="string" calcext:value-type="string">
            <text:p>Creative skills development, 80 hours at $20/hr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grant pays for al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12])" office:value-type="float" office:value="7445" calcext:value-type="float">
            <text:p>744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even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C Arts3C grant, projected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donations from individuals through website/fiscal sponsor, projected</text:p>
          </table:table-cell>
          <table:table-cell office:value-type="float" office:value="1125" calcext:value-type="float">
            <text:p>1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donations from Patreon subscribers, projected</text:p>
          </table:table-cell>
          <table:table-cell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hardware donation in-kind from Personal Telco Project, towards hardware, confirmed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chandise sales, projected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bor, Futel maintenance and repair for 1 year, in kind, 12 hours at $20/h, confirmed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, Futel IT operations for 1 year, in kind, 48 hours at $20/hr, confirmed</text:p>
          </table:table-cell>
          <table:table-cell office:value-type="float" office:value="960" calcext:value-type="float">
            <text:p>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, Futel project administration for 1 year, in kind, 6 hours at $20/hr, confirmed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revenue</text:p>
          </table:table-cell>
          <table:table-cell table:formula="of:=SUM([.B17:.B26])" office:value-type="float" office:value="7445" calcext:value-type="float">
            <text:p>74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1:15:00.515597331</meta:creation-date>
    <dc:date>2023-03-13T16:06:52.251676934</dc:date>
    <meta:editing-duration>PT21H46M43S</meta:editing-duration>
    <meta:editing-cycles>39</meta:editing-cycles>
    <meta:generator>LibreOffice/7.3.7.2$Linux_X86_64 LibreOffice_project/30$Build-2</meta:generator>
    <meta:document-statistic meta:table-count="1" meta:cell-count="53" meta:object-count="0"/>
  </office:meta>
</office:document-meta>
</file>